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3.35cm"/>
    </style:style>
    <style:style style:name="gr2" style:family="graphic" style:parent-style-name="standard">
      <style:graphic-properties draw:stroke="none" draw:fill="none" fo:min-height="2.237cm"/>
    </style:style>
    <style:style style:name="gr3"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1" style:family="paragraph">
      <loext:graphic-properties draw:fill-color="#ffffff"/>
    </style:style>
    <style:style style:name="P2" style:family="paragraph">
      <style:paragraph-properties fo:margin-top="0.42cm" fo:margin-bottom="0.35cm"/>
      <style:text-properties fo:font-size="12pt" fo:font-weight="bold" style:font-size-asian="12pt" style:font-size-complex="12pt"/>
    </style:style>
    <style:style style:name="P3" style:family="paragraph">
      <style:paragraph-properties fo:margin-top="0.42cm" fo:margin-bottom="0.35cm"/>
      <style:text-properties fo:font-size="10pt" style:font-size-asian="10pt" style:font-size-complex="10pt"/>
    </style:style>
    <style:style style:name="P4" style:family="paragraph">
      <loext:graphic-properties draw:fill="none"/>
      <style:paragraph-properties fo:margin-top="0.42cm" fo:margin-bottom="0.35cm"/>
      <style:text-properties fo:font-size="12pt" fo:font-weight="bold"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text-style-name="P1" draw:layer="layout" svg:width="25.199cm" svg:height="12.179cm" svg:x="1.4cm" svg:y="4.914cm" presentation:class="subtitle" presentation:placeholder="true">
          <draw:text-box/>
        </draw:frame>
        <draw:frame draw:style-name="gr1" draw:text-style-name="P4" draw:layer="layout" svg:width="24.474cm" svg:height="3.6cm" svg:x="1.8cm" svg:y="6.6cm">
          <draw:text-box>
            <text:p text:style-name="P2">Price of 1m cotton is 105₹. Price of 1m cotton is 3 times that of 1m silk. The length of the silk that you have is 7 times the length of the cotton. You have clothes with a cost of 7000₹. What length of cotton do you have?</text:p>
            <text:p text:style-name="P3"/>
          </draw:text-box>
        </draw:frame>
        <draw:frame draw:style-name="gr2" draw:text-style-name="P4" draw:layer="layout" svg:width="24.6cm" svg:height="2.487cm" svg:x="1.8cm" svg:y="9.553cm">
          <draw:text-box>
            <text:p text:style-name="P2">Price of 1m cotton is 20₹. And price of 1m silk is 30₹. For every 2m of silk, you have 3m cotton. (If 2m silk then you have 3m cotton) (If 4m silk then you have 6m cotton and so on) You have clothes with a cost of 4320₹. What length of cotton do you have?</text:p>
            <text:p text:style-name="P3"/>
          </draw:text-box>
        </draw:frame>
        <presentation:notes draw:style-name="dp2">
          <draw:page-thumbnail draw:style-name="gr3"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6-26T12:42:40.428223036</meta:creation-date>
    <dc:date>2021-06-26T12:48:50.007234753</dc:date>
    <meta:editing-duration>PT6M9S</meta:editing-duration>
    <meta:editing-cycles>2</meta:editing-cycles>
    <meta:generator>LibreOffice/5.1.6.2$Linux_X86_64 LibreOffice_project/10m0$Build-2</meta:generator>
    <meta:document-statistic meta:object-count="27"/>
  </office:meta>
</office:document-meta>
</file>